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in" fo:margin-right="0in" fo:text-indent="0.5047in" style:auto-text-indent="false"/>
      <style:text-properties fo:font-size="11.5pt" fo:language="fr" fo:country="FR" style:font-size-asian="11.5pt" style:font-size-complex="11.5pt"/>
    </style:style>
    <style:style style:name="P2" style:family="paragraph" style:parent-style-name="Standard">
      <style:paragraph-properties fo:margin-left="0in" fo:margin-right="0in" fo:text-align="justify" style:justify-single-word="false" fo:text-indent="0.5047in" style:auto-text-indent="false"/>
      <style:text-properties fo:font-size="11.5pt" fo:language="fr" fo:country="FR" style:font-size-asian="11.5pt" style:font-size-complex="11.5pt"/>
    </style:style>
    <style:style style:name="P3" style:family="paragraph" style:parent-style-name="Standard">
      <style:paragraph-properties fo:margin-left="0in" fo:margin-right="0in" fo:text-align="center" style:justify-single-word="false" fo:text-indent="0.5047in" style:auto-text-indent="false"/>
      <style:text-properties fo:font-size="11.5pt" fo:language="fr" fo:country="FR" style:font-size-asian="11.5pt" style:font-size-complex="11.5pt"/>
    </style:style>
    <style:style style:name="P4" style:family="paragraph" style:parent-style-name="Standard" style:master-page-name="">
      <style:paragraph-properties fo:margin-left="0in" fo:margin-right="0in" fo:text-align="center" style:justify-single-word="false" fo:text-indent="0.5047in" style:auto-text-indent="false" style:page-number="auto"/>
      <style:text-properties fo:font-size="11.5pt" fo:language="fr" fo:country="FR" style:font-size-asian="11.5pt" style:font-size-complex="11.5pt"/>
    </style:style>
    <style:style style:name="P5" style:family="paragraph" style:parent-style-name="Standard">
      <style:paragraph-properties fo:margin-left="0in" fo:margin-right="0in" fo:text-align="justify" style:justify-single-word="false" fo:text-indent="0.5047in" style:auto-text-indent="false"/>
      <style:text-properties fo:font-size="11.5pt" fo:language="fr" fo:country="FR" style:font-size-asian="11.5pt" style:font-size-complex="1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III -</text:p>
      <text:p text:style-name="P1"/>
      <text:p text:style-name="P2">Il lui prit la carte des mains, la renversa et lui rendit. Les yeux de la jeune femme s'ouvrirent grand.</text:p>
      <text:p text:style-name="P2">- Regardez. Lui dit il en pointant les éléments du doigt. La rivière est au nord de notre position, soit derrière nous, et le pic est sur notre droite, donc a l'ouest. Nous sommes donc ici.</text:p>
      <text:p text:style-name="P2">Elle inspira un grand coup, admirative.</text:p>
      <text:p text:style-name="P2">- Que vous savez de choses messire Kirk.</text:p>
      <text:p text:style-name="P2">- Messire ?</text:p>
      <text:p text:style-name="P2">Rosalia se tourna vers lui.</text:p>
      <text:p text:style-name="P2">- Oui, c'est ainsi qu'une femme doit s'adresser a un gentilhomme.</text:p>
      <text:p text:style-name="P2">- Vous savez que je n'ai pas du tout le rang pour me faire appeler de la sorte ?</text:p>
      <text:p text:style-name="P2">- Ah bon ?</text:p>
      <text:p text:style-name="P2">Kirk soupira et leva les yeux au ciel.</text:p>
      <text:p text:style-name="P2">- Si vous voulez mon avis, votre altesse, il nous faudrait réviser la manière que nous avons de nous adresser l'un a l'autre.</text:p>
      <text:p text:style-name="P2">- Pourquoi cela ? Le protocole est très important, cela nous permet de faire bonne figure en haute société et ainsi de forger de solides et durables relations avec des gens respectables.</text:p>
      <text:p text:style-name="P2">- Hum. Certes. Mais pour l'instant, nous ne sommes pas a la cour d'Alamos et nous ne nous rendons pas non plus a Sinnoh. Nous descendons vers Almia, vous vous souvenez ?</text:p>
      <text:p text:style-name="P2">- Oui, oui je me souviens Kirk, mais je ne saisis pas votre point de vue. Comment nous faire accepter a Almia si nous ne faisons pas preuve du minimum d’étiquette ?</text:p>
      <text:p text:style-name="P2">Kirk joignit les mains devant son visage et planta son regard droit dans celui de Rosaria.</text:p>
      <text:p text:style-name="P2">- Cresselia me vienne en aide.</text:p>
      <text:p text:style-name="P2">- Qu'avez vous dit ?</text:p>
      <text:p text:style-name="P2">- Rien. Rien du tout votre altesse.</text:p>
      <text:p text:style-name="P2">- D'accord, j'ai pourtant cru vous entendre marmonner. Allons, reprenons la route !</text:p>
      <text:p text:style-name="P2">Il esquissa un sourire fataliste et lui emboita le pas. Elle sautillait entre les hautes herbes, sa longue chevelure lâchée dans la brise, la silhouette légère dans sa robe raccourcie et sa cape de cuir. Ses bottes en cuir fin étaient rayées par les ronces et bientôt ne seront plus imperméables. Kirk lui croulait sous le poids des bagages et des deux oursons dont les têtes dépassaient du haut du sac.</text:p>
      <text:p text:style-name="P2">L’énergie et l'entrain de Rosalia déclinèrent en même temps que le soleil, et a la nuit tombée, elle s'effondra sur son matelas a peine Kirk l'eu il déplié.</text:p>
      <text:p text:style-name="P2">- C'est bien peu confortable. Remarqua elle avec déception.</text:p>
      <text:p text:style-name="P2">- C'est là la vie d'aventure votre altesse. Elle n'est pas constituée de palais et de lits de soie.</text:p>
      <text:p text:style-name="P2">Rosaria soupira.</text:p>
      <text:p text:style-name="P2">- Messire Kirk, mon bon messire Kirk, dites moi, pourquoi voyager doit il être si compliqué pour une princesse ? Moi qui n'ai jamais le droit de sortir du palais, dites moi bien, comment suis je sensée voir a quoi ressemble le monde. Je ne puis que l'observer de ma fenêtre et cela est bien trop étroit a mon gout.</text:p>
      <text:p text:style-name="P2">Kirk s'assit lourdement auprès d'une petite pille de bois sec qu'il entreprit d'allumer. Une fois le feu fini, il déballa de quoi préparer un repas rudimentaire avec leurs provisions.</text:p>
      <text:p text:style-name="P2">- Répondez moi Kirk.</text:p>
      <text:p text:style-name="P2">Il leva les yeux vers elle.</text:p>
      <text:p text:style-name="P2">- Si vous voulez vraiment découvrir le monde, votre altesse, il va falloir changer plusieurs choses. Vous allez m’écouter, suivre mes conseils a la lettre, et surtout, me promettre de ne pas retourner a Alamos.</text:p>
      <text:p text:style-name="P2">- Pourquoi cet air si sombre soudain ?</text:p>
      <text:p text:style-name="P2">- Princesse, promettez moi de ne plus jamais rentrer au palais.</text:p>
      <text:p text:style-name="P2">- Je n'ai aucune intention de rentrer, enfin pas tout de suite...</text:p>
      <text:p text:style-name="P2">- Jamais. Coupa il.</text:p>
      <text:p text:style-name="P2">Ils marquèrent un long silence, ponctué par le crépitement du feu de camp. Kirk la regardait fixement, pratiquement sans bouger. Rosaria soutenait son regard. Puis elle inspira, les yeux brillants.</text:p>
      <text:p text:style-name="P2">- D'accord.</text:p>
      <text:p text:style-name="P3"><text:soft-page-break/>- VI -</text:p>
      <text:p text:style-name="P2"/>
      <text:p text:style-name="P2">- Tapis.</text:p>
      <text:p text:style-name="P2">- Tu es sure de toi ?</text:p>
      <text:p text:style-name="P2">- Plus que certaine.</text:p>
      <text:p text:style-name="P2">- Alors tapis.</text:p>
      <text:p text:style-name="P2">Lucius poussa du dos de la main la pile de pièces d'or vers le centre de la table. Mélopée suivit son geste. Zahera et Bella suivaient l'action depuis une paire de chaise installée a trois mètres de la table.</text:p>
      <text:p text:style-name="P2">- Les jeux sont fait. Déclama Lucius en posant sa main devant lui son habituel sourire plaqué en travers du visage.</text:p>
      <text:p text:style-name="P2">Mélopée ne bougea pas pendant une seconde complète. Mais ce fut suffisant pour lui.</text:p>
      <text:p text:style-name="P2">- Encore perdu ? Ricana il.</text:p>
      <text:p text:style-name="P2">- Pas vraiment. Lança Zahera en s’enfonçant dans sa chaise.</text:p>
      <text:p text:style-name="P2">Lucius se tourna vers elle en haussant un sourcil.</text:p>
      <text:p text:style-name="P2">- Quinte flush au sept de trèfle ! Tonna Mélopée en abattant sa main avec fureur sur la table.</text:p>
      <text:p text:style-name="P2">Il sursauta et fit volte face. Bella se téléporta sur la table pour examiner les jeux.</text:p>
      <text:p text:style-name="P2">- Égalité. Annonça elle.</text:p>
      <text:p text:style-name="P2">- Égalité. Répéta Lucius. Il me semblait pourtant que tu visais le full des rois par les neuf.</text:p>
      <text:p text:style-name="P2">- C'est le cas ! S’écria Mélopée en se redressant d'un bon et le pointant du doigt. Oui ! Bien vu !</text:p>
      <text:p text:style-name="P2">Zahera se leva lentement et se rapprocha de la table. Elle y posa une dizaine de carte, dont trois rois et deux neufs. Mélopée se perdit en rire et s'en alla jubilant commander une tournée générale au plus grand plaisir du tavernier et des consommateurs.</text:p>
      <text:p text:style-name="P2">- Bonne méthode. Rigola Lucius. Vous apprenez vite. Et pourquoi la même main que moi ?</text:p>
      <text:p text:style-name="P2">- C'est une coïncidence. Avoua Zahera en s'asseyant. On pensait que tu visais la quinte de cœur au cinq.</text:p>
      <text:p text:style-name="P2">- Raté.</text:p>
      <text:p text:style-name="P2">- Oui.</text:p>
      <text:p text:style-name="P2">Ils se firent servir les pintes de la tournée de Mélopée.</text:p>
      <text:p text:style-name="P2">- Avec quel argent vous allez payer ? Demanda Lucius. Vous n'avez pas gagné, et de ce que je vois sur cette table, il vous reste a peine de quoi ne pas dormir dehors.</text:p>
      <text:p text:style-name="P2">- La belle étoile ne me gène pas. Avoua Zahera en prenant une gorgée de sa pinte. Et si on dors sur la route, on pourra pas te rater si tu comptes nous refaire le coup de partir sans nous réveiller.</text:p>
      <text:p text:style-name="P2">Il ricana.</text:p>
      <text:p text:style-name="P2">- Bon point.</text:p>
      <text:p text:style-name="P2">- Excusez moi, il vous reste une place ? Demanda soudain un parfait inconnu.</text:p>
      <text:p text:style-name="P2">Lucius souleva son chapeau en direction du jeune homme en armure blanche et aux yeux clos.</text:p>
      <text:p text:style-name="P2">- Bien sur. Répondit il en mélangeant les cartes. Tu as de quoi miser ?</text:p>
      <text:p text:style-name="P2">L'homme s'assit et posa une poignée de lyres sur la table.</text:p>
      <text:p text:style-name="P2">- Tu es bien loin d'Oblivia. Constat Lucius a la vue de sa monnaie. Explorateur ? Mercenaire ?</text:p>
      <text:p text:style-name="P2">- Simple voyageur. Répondit il calmement. Ah, merci Remilia.</text:p>
      <text:p text:style-name="P2">Le delcatty lui sourit en lui posant une assiette sur le bord de la table.</text:p>
      <text:p text:style-name="P2">- Enchanté Remilia. Lança Lucius en inclinant son chapeau. Et tu es ?</text:p>
      <text:p text:style-name="P2">- Azaria, Misael Azaria.</text:p>
      <text:p text:style-name="P2">- Lucius.</text:p>
      <text:p text:style-name="P2">Il se serrèrent la main.</text:p>
      <text:p text:style-name="P2">- Poker fermé.</text:p>
      <text:p text:style-name="P2">- Parfait.</text:p>
      <text:p text:style-name="P2">- Oh on rejoue ? Remarqua Mélopée en accourant. Génial, on va pouvoir payer l'auberge !</text:p>
      <text:p text:style-name="P2">Ils firent les présentations et s’installèrent. La partie commença, et sur le ton de la conversation :</text:p>
      <text:p text:style-name="P2">- Dites moi, vous avez déjà entendu les rumeurs sur l'Immortel et la Prismatique ? Curieux non ? Je me demande si toute l'histoire est vraie.</text:p>
      <text:p text:style-name="P3"><text:soft-page-break/>- V -</text:p>
      <text:p text:style-name="P2"/>
      <text:p text:style-name="P2">- Bonjour monsieur !</text:p>
      <text:p text:style-name="P2">- Oh bonjour ma petite. Tu es venue regarder ?</text:p>
      <text:p text:style-name="P2">- Non c'est pour ma maman, je veux lui choisir un joli cadeau pour son anniversaire !</text:p>
      <text:p text:style-name="P2">- Quelle adorable enfant. Bienvenue dans ma modeste boutique, chaque pièce est unique, fabriquée par les meilleurs artisans qui soient ! Tu sais ce qui ferait plaisir a ta maman ?</text:p>
      <text:p text:style-name="P2">- Hum...</text:p>
      <text:p text:style-name="P2">Azalea fit le tour de l'échoppe. Etaient présentés des bijoux artisanaux importés directement d'Orre, en métaux précieux, sertis de pierreries fines, en parures assorties ou a la pièce. Tout pour lui plaire.</text:p>
      <text:p text:style-name="P2">- Celui la ! Choisi elle en désignant une broche en or massif ornée de topaze rose.</text:p>
      <text:p text:style-name="P2">- Très bon choix ! Tu veux que je te raconte un peu l'histoire de ce bijou ?</text:p>
      <text:p text:style-name="P2">Azalea jeta un regard fuyant vers le bout de la rue bondée avant de se retourner vers lui avec un grand sourire radieux.</text:p>
      <text:p text:style-name="P2">- Oh oui avec plaisir !</text:p>
      <text:p text:style-name="P2">Il commença alors a lui énumérer les différentes étapes de production, depuis l'extraction des matériaux par des golgopathes jusqu'au finitions par des orfèvres avec des yeux plus vifs que des heledelles.</text:p>
      <text:p text:style-name="P2">Subitement, un miaulement rauque se fit entendre dans toute la rue.</text:p>
      <text:p text:style-name="P2">- Il doit être sacrement malade ce chaglam.</text:p>
      <text:p text:style-name="P2">- C'est un miaouss.</text:p>
      <text:p text:style-name="P2">- Oh tu t'y connait en pokemons ?</text:p>
      <text:p text:style-name="P2">- Juste en miaouss. Combien pour la broche ?</text:p>
      <text:p text:style-name="P2">- Je n'ai pas encore fini l'histoire.</text:p>
      <text:p text:style-name="P2">- Je veux plus savoir. Combien pour la broche ?</text:p>
      <text:p text:style-name="P2">Surpris le marchant attrapa le bijou en question.</text:p>
      <text:p text:style-name="P2">- En monnaie locale... Commença il.</text:p>
      <text:p text:style-name="P2">Il n'eu pas le temps de finir. Une aura noirâtre enroba la broche et la fit disparaître de sa main, laissant un simple caillou a la place.</text:p>
      <text:p text:style-name="P2">- Qu'est ce que ? Petite ? Revient ! Au voleur !</text:p>
      <text:p text:style-name="P2">Azalea s'était déjà enfuie en courant, la broche dans la poche.</text:p>
      <text:p text:style-name="P2">- Attrapez la !</text:p>
      <text:p text:style-name="P2">Elle se faufila entre les nombreux passants et escalada un mur de brique pour disparaître sur le toit. Les quelques défenseurs de la loi qui essayèrent de l'arrêter furent stopper dans leur élan par un arc électrique partant du toit. Ils abandonnèrent vite la chasse malgré les plaintes du marchant de bijoux.</text:p>
      <text:p text:style-name="P2">- C'est ici que le vol a eu lieu ? Demanda l'homme en armure rouge, plusieurs heures plus tard.</text:p>
      <text:p text:style-name="P2">- Oui. Confirma la victime. Une gamine haute comme ça. Richement habillée, polie et bien élevée en apparence. Pas le profil que j'aurai cru pour un enfant chapardeur !</text:p>
      <text:p text:style-name="P2">- Oui elle est connue ici. Vous ne vous êtes pas installé récemment par hasard ?</text:p>
      <text:p text:style-name="P2">- Si, j'ai ouvert cette semaine.</text:p>
      <text:p text:style-name="P2">- Vous n'étiez donc pas au courant. Elle est assistée par un miaouss noir, une espèce rare et dangereuse. Faite attention a présent.</text:p>
      <text:p text:style-name="P2">- Vous n'allez pas l'arrêter ? Il faut la poursuivre et la capturer, elle m'a volé une broche fine extrêmement chère ! Je demande rétribution ! Elle doit payer !</text:p>
      <text:p text:style-name="P2">- Quand on l'attrapera, on l'obligera a rendre ce qu'elle a volé.</text:p>
      <text:p text:style-name="P2">- Ce n'est pas suffisant ! C'est une voleuse, coupez lui les mains, et qu'on la jette en prison !</text:p>
      <text:p text:style-name="P2">Abattu par ce qu'il venait d'entendre, Hansel retourna auprès de ses disciples encore dans la rue.</text:p>
      <text:p text:style-name="P2">- Alors patron ?</text:p>
      <text:p text:style-name="P2">- Personne ne veut entendre que c'est juste une enfant et que la loi est trop dure. Je m'inquiète pour elle, selon les témoignages, elle est extrêmement jeune.</text:p>
      <text:p text:style-name="P2">- Qu'est ce qu vous comptez faire chef ?</text:p>
      <text:p text:style-name="P2">- Etre le premier a l'attraper. Répondit il en remettant son cas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27T10:07:26</meta:creation-date>
    <dc:date>2019-08-27T15:08:25</dc:date>
    <meta:editing-duration>PT2H3M32S</meta:editing-duration>
    <meta:editing-cycles>4</meta:editing-cycles>
    <meta:generator>OpenOffice/4.1.3$Unix OpenOffice.org_project/413m1$Build-9783</meta:generator>
    <meta:document-statistic meta:table-count="0" meta:image-count="0" meta:object-count="0" meta:page-count="3" meta:paragraph-count="117" meta:word-count="1772" meta:character-count="9516"/>
  </office:meta>
</office:document-meta>
</file>